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map style:condition="cell-content()&lt;0" style:apply-style-name="Color_20_Dark_20_Red_20_1" style:base-cell-address="Sheet1.B3"/>
      <style:map style:condition="cell-content()&gt;0" style:apply-style-name="Color_20_Dark_20_Green_20_1" style:base-cell-address="Sheet1.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Match weapons and armo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ase: 1.0</text:p>
          </table:table-cell>
          <table:table-cell table:style-name="Default" office:value-type="string" calcext:value-type="string">
            <text:p>Common</text:p>
          </table:table-cell>
          <table:table-cell table:style-name="Default" office:value-type="string" calcext:value-type="string">
            <text:p>Uncommon</text:p>
          </table:table-cell>
          <table:table-cell table:style-name="Default"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0 settlement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" calcext:value-type="float">
            <text:p>-1.00</text:p>
          </table:table-cell>
        </table:table-row>
        <table:table-row table:style-name="ro1">
          <table:table-cell office:value-type="string" calcext:value-type="string">
            <text:p>0 non-settlement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1" calcext:value-type="float">
            <text:p>-1.00</text:p>
          </table:table-cell>
        </table:table-row>
        <table:table-row table:style-name="ro1">
          <table:table-cell office:value-type="string" calcext:value-type="string">
            <text:p>1 settlemen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</table:table-row>
        <table:table-row table:style-name="ro1">
          <table:table-cell office:value-type="string" calcext:value-type="string">
            <text:p>1 non-settlemen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</table:table-row>
        <table:table-row table:style-name="ro1">
          <table:table-cell office:value-type="string" calcext:value-type="string">
            <text:p>2 settlement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 non-settlement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3 settlemen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3 non-settlemen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ively’s Magnum Opu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ase: 1.0</text:p>
          </table:table-cell>
          <table:table-cell table:style-name="Default" office:value-type="string" calcext:value-type="string">
            <text:p>Common</text:p>
          </table:table-cell>
          <table:table-cell table:style-name="Default" office:value-type="string" calcext:value-type="string">
            <text:p>Uncommon</text:p>
          </table:table-cell>
          <table:table-cell table:style-name="Default"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0 settlement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 non-settlement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 settlement</text:p>
          </table:table-cell>
          <table:table-cell table:number-columns-repeated="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1 non-settlement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 settlement</text:p>
          </table:table-cell>
          <table:table-cell table:number-columns-repeated="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2 non-settlement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3 settlement</text:p>
          </table:table-cell>
          <table:table-cell table:number-columns-repeated="3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3 non-settlement</text:p>
          </table:table-cell>
          <table:table-cell table:number-columns-repeated="3" office:value-type="float" office:value="0" calcext:value-type="float">
            <text:p>0.00</text:p>
          </table:table-cell>
        </table:table-row>
        <calcext:conditional-formats>
          <calcext:conditional-format calcext:target-range-address="Sheet1.B14:Sheet1.D21 Sheet1.B3:Sheet1.D10">
            <calcext:condition calcext:apply-style-name="Color Dark Red 1" calcext:value="&lt;0" calcext:base-cell-address="Sheet1.B3"/>
            <calcext:condition calcext:apply-style-name="Color Dark Green 1" calcext:value="&gt;0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3">
      <number:text>+</number:text>
      <number:number number:decimal-places="2" number:min-decimal-places="2" number:min-integer-digits="1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lor_20_Dark_20_Red_20_1" style:display-name="Color Dark Red 1" style:family="table-cell" style:parent-style-name="Text" style:data-style-name="N2">
      <style:text-properties fo:color="#f10d0c"/>
    </style:style>
    <style:style style:name="Color_20_Dark_20_Green_20_1" style:display-name="Color Dark Green 1" style:family="table-cell" style:parent-style-name="Text" style:data-style-name="N123">
      <style:text-properties fo:color="#069a2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20:06:24.117000000</meta:creation-date>
    <dc:date>2021-09-07T20:37:17.081000000</dc:date>
    <meta:editing-duration>PT21S</meta:editing-duration>
    <meta:editing-cycles>1</meta:editing-cycles>
    <meta:document-statistic meta:table-count="1" meta:cell-count="74" meta:object-count="0"/>
    <meta:generator>LibreOffice/7.2.0.4$Windows_X86_64 LibreOffice_project/9a9c6381e3f7a62afc1329bd359cc48accb6435b</meta:generator>
  </office:meta>
</office:document-meta>
</file>